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7b580"/>
    </style:style>
    <style:style style:name="P2" style:family="paragraph" style:parent-style-name="Standard">
      <style:text-properties officeooo:rsid="0007b580" officeooo:paragraph-rsid="0007b580"/>
    </style:style>
    <style:style style:name="P3" style:family="paragraph" style:parent-style-name="Standard">
      <style:paragraph-properties fo:line-height="150%"/>
      <style:text-properties style:text-position="0% 100%" officeooo:rsid="0009b0ca" officeooo:paragraph-rsid="0009b0ca"/>
    </style:style>
    <style:style style:name="P4" style:family="paragraph" style:parent-style-name="Standard">
      <style:paragraph-properties fo:line-height="150%"/>
      <style:text-properties style:text-position="0% 100%" officeooo:rsid="0009b0ca" officeooo:paragraph-rsid="000d2d4c"/>
    </style:style>
    <style:style style:name="P5" style:family="paragraph" style:parent-style-name="Standard">
      <style:paragraph-properties fo:line-height="150%"/>
      <style:text-properties officeooo:paragraph-rsid="0009b0ca"/>
    </style:style>
    <style:style style:name="P6" style:family="paragraph" style:parent-style-name="Standard">
      <style:paragraph-properties fo:line-height="150%"/>
      <style:text-properties fo:font-weight="bold" officeooo:rsid="0009b0ca" officeooo:paragraph-rsid="0009b0ca" style:font-weight-asian="bold" style:font-weight-complex="bold"/>
    </style:style>
    <style:style style:name="P7" style:family="paragraph" style:parent-style-name="Standard">
      <style:paragraph-properties fo:line-height="150%"/>
      <style:text-properties style:text-position="0% 100%" officeooo:rsid="000de536" officeooo:paragraph-rsid="000d2d4c"/>
    </style:style>
    <style:style style:name="P8" style:family="paragraph" style:parent-style-name="Standard">
      <style:paragraph-properties fo:line-height="150%"/>
      <style:text-properties style:text-position="0% 100%" officeooo:rsid="000de536" officeooo:paragraph-rsid="000de536"/>
    </style:style>
    <style:style style:name="T1" style:family="text">
      <style:text-properties officeooo:rsid="0007b580"/>
    </style:style>
    <style:style style:name="T2" style:family="text">
      <style:text-properties fo:font-weight="bold" officeooo:rsid="0007b580" style:font-weight-asian="bold" style:font-weight-complex="bold"/>
    </style:style>
    <style:style style:name="T3" style:family="text">
      <style:text-properties style:font-name="Times New Roman1" officeooo:rsid="0007b580"/>
    </style:style>
    <style:style style:name="T4" style:family="text">
      <style:text-properties style:text-position="sub 58%" officeooo:rsid="0007b580"/>
    </style:style>
    <style:style style:name="T5" style:family="text">
      <style:text-properties style:text-position="sub 58%" officeooo:rsid="0009b0ca"/>
    </style:style>
    <style:style style:name="T6" style:family="text">
      <style:text-properties style:text-position="sub 58%" officeooo:rsid="000d2d4c"/>
    </style:style>
    <style:style style:name="T7" style:family="text">
      <style:text-properties style:text-position="sub 58%" officeooo:rsid="000b8d08"/>
    </style:style>
    <style:style style:name="T8" style:family="text">
      <style:text-properties officeooo:rsid="0009b0ca"/>
    </style:style>
    <style:style style:name="T9" style:family="text">
      <style:text-properties style:text-position="0% 100%" officeooo:rsid="0009b0ca"/>
    </style:style>
    <style:style style:name="T10" style:family="text">
      <style:text-properties style:text-position="0% 100%" officeooo:rsid="0007b580"/>
    </style:style>
    <style:style style:name="T11" style:family="text">
      <style:text-properties officeooo:rsid="000a8013"/>
    </style:style>
    <style:style style:name="T12" style:family="text">
      <style:text-properties officeooo:rsid="000b8d08"/>
    </style:style>
    <style:style style:name="T13" style:family="text">
      <style:text-properties officeooo:rsid="000d2d4c"/>
    </style:style>
    <style:style style:name="T14" style:family="text">
      <style:text-properties officeooo:rsid="000de5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Zadanie 1.3.</text:span><text:span text:style-name="T1"> Ustalić naturalna k</text:span><text:span text:style-name="T4">max</text:span><text:span text:style-name="T1">. Wczytać k </text:span><text:span text:style-name="T3">є</text:span><text:span text:style-name="T1"> {1, 2,...,k</text:span><text:span text:style-name="T4">max</text:span><text:span text:style-name="T1">} oraz różne węzły x</text:span><text:span text:style-name="T4">1</text:span><text:span text:style-name="T1">,x</text:span><text:span text:style-name="T4">2,</text:span><text:span text:style-name="T1">...,x</text:span><text:span text:style-name="T4">n</text:span><text:span text:style-name="T1"> gdzie<text:line-break/>n = 3k. Następnie wczytać dwa komplety wartości A</text:span><text:span text:style-name="T4">1</text:span><text:span text:style-name="T1">, A</text:span><text:span text:style-name="T4">2</text:span><text:span text:style-name="T1">,..., A</text:span><text:span text:style-name="T4">n</text:span><text:span text:style-name="T1"> i B</text:span><text:span text:style-name="T4">1</text:span><text:span text:style-name="T1">, B</text:span><text:span text:style-name="T4">2</text:span><text:span text:style-name="T1">,..., B</text:span><text:span text:style-name="T4">k</text:span><text:span text:style-name="T1">. Wyznaczyć w postaci Newtona wielomian interpolacyjny Hermite'a W = W(x) stopnia co najwyżej (4k - 1) spełniający warunki: W(x</text:span><text:span text:style-name="T4">i</text:span><text:span text:style-name="T1">) = A</text:span><text:span text:style-name="T4">i </text:span><text:span text:style-name="T1">dla i = 1,2,...,n oraz W'(x</text:span><text:span text:style-name="T4">3i</text:span><text:span text:style-name="T1">) = B</text:span><text:span text:style-name="T4">i</text:span><text:span text:style-name="T1"> dla i = 1,2,...,k. Wynik przedstawić również<text:line-break/>w postaci ogólnej.</text:span></text:p>
      <text:p text:style-name="P2"/>
      <text:p text:style-name="P2"/>
      <text:p text:style-name="P6">Metoda numeryczna:</text:p>
      <text:p text:style-name="P5"><text:span text:style-name="T8">- </text:span><text:span text:style-name="T11">wyznac</text:span><text:span text:style-name="T14">zamy</text:span><text:span text:style-name="T11"> (</text:span><text:span text:style-name="T8">wczyt</text:span><text:span text:style-name="T14">ujemy</text:span><text:span text:style-name="T11">)</text:span><text:span text:style-name="T8"> <text:s/></text:span><text:span text:style-name="T1">k</text:span><text:span text:style-name="T4">max. </text:span><text:span text:style-name="T10">;</text:span><text:span text:style-name="T9"> x</text:span><text:span text:style-name="T5">1</text:span><text:span text:style-name="T9">,x</text:span><text:span text:style-name="T5">2</text:span><text:span text:style-name="T9">,...,x</text:span><text:span text:style-name="T5">n</text:span><text:span text:style-name="T9"> (n = 3k); A</text:span><text:span text:style-name="T5">1</text:span><text:span text:style-name="T9">,A</text:span><text:span text:style-name="T5">2</text:span><text:span text:style-name="T9">,...,A</text:span><text:span text:style-name="T5">n</text:span><text:span text:style-name="T9">; B</text:span><text:span text:style-name="T5">1</text:span><text:span text:style-name="T9">,B</text:span><text:span text:style-name="T5">2</text:span><text:span text:style-name="T9">,...,B</text:span><text:span text:style-name="T5">n</text:span><text:span text:style-name="T9">;</text:span></text:p>
      <text:p text:style-name="P3">- <text:span text:style-name="T12">mając węzły, komplet wartości wielomianu i komplet wartości jego pochodnej, tworzymy zbiór wartości z</text:span><text:span text:style-name="T7">0</text:span><text:span text:style-name="T12">,z</text:span><text:span text:style-name="T7">1</text:span><text:span text:style-name="T12">,...,z</text:span><text:span text:style-name="T7">2n+1</text:span><text:span text:style-name="T12">, taki że z</text:span><text:span text:style-name="T7">2i</text:span><text:span text:style-name="T12"> = z</text:span><text:span text:style-name="T7">2i+1</text:span><text:span text:style-name="T12"> = x</text:span><text:span text:style-name="T7">i</text:span><text:span text:style-name="T12">;</text:span></text:p>
      <text:p text:style-name="P4"><text:span text:style-name="T13">- tworzymy </text:span><text:span text:style-name="T14">tablicę </text:span><text:span text:style-name="T13">różnic dzielon</text:span><text:span text:style-name="T14">ych</text:span><text:span text:style-name="T13"> dla z</text:span><text:span text:style-name="T6">0</text:span><text:span text:style-name="T13">,z</text:span><text:span text:style-name="T6">1</text:span><text:span text:style-name="T13">,...,z</text:span><text:span text:style-name="T6">2n+1</text:span><text:span text:style-name="T13"> **;</text:span></text:p>
      <text:p text:style-name="P4"><text:span text:style-name="T13">- w przypadku gdy dla punktu z</text:span><text:span text:style-name="T6">i</text:span><text:span text:style-name="T13"> różnica dzielona wyjdzie 0/0, zastępujemy ją przez W'(z</text:span><text:span text:style-name="T6">i</text:span><text:span text:style-name="T13">);</text:span></text:p>
      <text:p text:style-name="P4"><text:span text:style-name="T13">- </text:span><text:span text:style-name="T14">sumujemy wartości współczynników po przekątnej tablicy **, w ten sposób powstaje wielomian interpolacyjny W(x);</text:span></text:p>
      <text:p text:style-name="P7"/>
      <text:p text:style-name="P8">** - należałoby zamienić nazwę tablica na coś matematycznego, typu trójkąt pascala czy coś jak tu jest podane http://en.wikipedia.org/wiki/Hermite_interpolation#Examp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3T18:23:18</meta:creation-date>
    <dc:date>2012-10-14T13:08:10</dc:date>
    <meta:editing-duration>PT13M6S</meta:editing-duration>
    <meta:editing-cycles>5</meta:editing-cycles>
    <meta:generator>LibreOffice/3.6$Linux_X86_64 LibreOffice_project/360m1$Build-2</meta:generator>
    <meta:document-statistic meta:table-count="0" meta:image-count="0" meta:object-count="0" meta:page-count="1" meta:paragraph-count="8" meta:word-count="161" meta:character-count="1092" meta:non-whitespace-character-count="938"/>
  </office:meta>
</office:document-meta>
</file>